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1E0000001E3CAE4BB158F6ABE5.jpg" manifest:media-type="image/jpeg"/>
  <manifest:file-entry manifest:full-path="Pictures/100000000000001E0000001E97993D3012701C53.jpg" manifest:media-type="image/jpeg"/>
  <manifest:file-entry manifest:full-path="Pictures/100000010000001E0000001EFC499B0266735CB2.png" manifest:media-type="image/png"/>
  <manifest:file-entry manifest:full-path="Pictures/100000000000001E0000001E4CEF865C8C055654.jpg" manifest:media-type="image/jpeg"/>
  <manifest:file-entry manifest:full-path="Pictures/100000000000001E0000001EF3A091347F343219.jpg" manifest:media-type="image/jpeg"/>
  <manifest:file-entry manifest:full-path="Pictures/100000000000001E0000001EE929387695625DB7.jpg" manifest:media-type="image/jpeg"/>
  <manifest:file-entry manifest:full-path="Pictures/10000000000000280000002852A709EC6ADF56B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center"/>
    </style:style>
    <style:style style:name="Table1.A" style:family="table-column">
      <style:table-column-properties style:column-width="0.8722in"/>
    </style:style>
    <style:style style:name="Table1.B" style:family="table-column">
      <style:table-column-properties style:column-width="4.8576in"/>
    </style:style>
    <style:style style:name="Table1.C" style:family="table-column">
      <style:table-column-properties style:column-width="1.1951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5.6701in" table:align="center"/>
    </style:style>
    <style:style style:name="Table2.A" style:family="table-column">
      <style:table-column-properties style:column-width="0.6382in"/>
    </style:style>
    <style:style style:name="Table2.B" style:family="table-column">
      <style:table-column-properties style:column-width="0.3132in"/>
    </style:style>
    <style:style style:name="Table2.Q" style:family="table-column">
      <style:table-column-properties style:column-width="0.33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Preformatted_20_Text">
      <style:text-properties fo:color="#7e7e7e" loext:opacity="100%" fo:background-color="#f8f8f8" loext:padding="0.0193in" loext:border="1.5pt outset #000000"/>
    </style:style>
    <style:style style:name="P2" style:family="paragraph" style:parent-style-name="Preformatted_20_Text">
      <style:text-properties fo:background-color="#f8f8f8" loext:padding="0.0193in" loext:border="1.5pt outset #000000"/>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list-style-name="L5"/>
    <style:style style:name="P5" style:family="paragraph" style:parent-style-name="Preformatted_20_Text" style:list-style-name="L5">
      <style:paragraph-properties fo:margin-top="0in" fo:margin-bottom="0.1965in" style:contextual-spacing="false"/>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5"/>
    <style:style style:name="T1" style:family="text">
      <style:text-properties fo:font-style="italic"/>
    </style:style>
    <style:style style:name="T2" style:family="text">
      <style:text-properties fo:color="#7e7e7e" loext:opacity="100%"/>
    </style:style>
    <style:style style:name="T3" style:family="text">
      <style:text-properties fo:color="#cc6600" loext:opacity="100%"/>
    </style:style>
    <style:style style:name="T4" style:family="text">
      <style:text-properties fo:color="#cc6600" loext:opacity="100%" fo:font-weight="bold"/>
    </style:style>
    <style:style style:name="T5" style:family="text">
      <style:text-properties fo:font-weight="bold"/>
    </style:style>
    <style:style style:name="T6" style:family="text">
      <style:text-properties fo:color="#006699" loext:opacity="100%"/>
    </style:style>
    <style:style style:name="T7" style:family="text">
      <style:text-properties fo:font-size="14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web.archive.org/web/20170901100519/https://www.sparkfun.com/" text:style-name="Internet_20_link" text:visited-style-name="Visited_20_Internet_20_Link">Home</text:a> </text:p>
      <text:list xml:id="list211835615" text:style-name="L3">
        <text:list-item>
          <text:p text:style-name="P12"><text:a xlink:type="simple" xlink:href="https://web.archive.org/web/20170901100519/https://www.sparkfun.com/tutorials/" text:style-name="Internet_20_link" text:visited-style-name="Visited_20_Internet_20_Link">Tutorials</text:a> </text:p>
        </text:list-item>
        <text:list-item>
          <text:p text:style-name="P12">Serial LCD quickstart </text:p>
        </text:list-item>
        <text:list-item>
          <text:p text:style-name="P11"/>
        </text:list-item>
      </text:list>
      <text:p text:style-name="Text_20_body"><draw:frame draw:style-name="fr1" draw:name="Image1" text:anchor-type="as-char" svg:width="0.4165in" svg:height="0.4165in" draw:z-index="0"><draw:image xlink:href="Pictures/10000000000000280000002852A709EC6ADF56BD.jpg" xlink:type="simple" xlink:show="embed" xlink:actuate="onLoad" draw:mime-type="image/jpeg"/></draw:frame><text:s/></text:p>
      <text:h text:style-name="Heading_20_2" text:outline-level="2"><text:a xlink:type="simple" xlink:href="https://web.archive.org/web/20170901100519/https://www.sparkfun.com/tutorials/246" text:style-name="Internet_20_link" text:visited-style-name="Visited_20_Internet_20_Link">Serial LCD quickstart</text:a> </text:h>
      <text:p text:style-name="Text_20_body">Skill Level: Beginner </text:p>
      <text:p text:style-name="Text_20_body">by <text:a xlink:type="simple" xlink:href="https://web.archive.org/web/20170901100519/https://www.sparkfun.com/users/134919" text:style-name="Internet_20_link" text:visited-style-name="Visited_20_Internet_20_Link">MikeGrusin</text:a> | January 17, 2011 | <text:a xlink:type="simple" xlink:href="https://web.archive.org/web/20170901100519/https://www.sparkfun.com/tutorials/246#comments" text:style-name="Internet_20_link" text:visited-style-name="Visited_20_Internet_20_Link">20 comments</text:a> </text:p>
      <text:p text:style-name="Horizontal_20_Line"/>
      <text:h text:style-name="Heading_20_2" text:outline-level="2">Welcome!</text:h>
      <text:p text:style-name="Text_20_body">Thank you for purchasing our serial-enabled LCD! This LCD will allow your project to display all kinds of text and numbers. LCDs can be difficult to use, so we've added an embedded processor to this LCD that does the hard work for you. This LCD is easy to connect to any 5V microprocessor that has a serial port, such as an Arduino, AVR, PIC, etc.</text:p>
      <text:h text:style-name="Heading_20_2" text:outline-level="2">Connecting the hardware</text:h>
      <text:p text:style-name="Text_20_body">There are only three connections you need to make to the LC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signal name</text:p>
            </table:table-cell>
            <table:table-cell table:style-name="Table1.B1" office:value-type="string">
              <text:p text:style-name="P7">signal spec</text:p>
            </table:table-cell>
            <table:table-cell table:style-name="Table1.B1" office:value-type="string">
              <text:p text:style-name="P7">wire color (JST cable)</text:p>
            </table:table-cell>
          </table:table-row>
        </table:table-header-rows>
        <table:table-row>
          <table:table-cell table:style-name="Table1.A2" office:value-type="string">
            <text:p text:style-name="P6">RX (receive)</text:p>
          </table:table-cell>
          <table:table-cell table:style-name="Table1.B2" office:value-type="string">
            <text:p text:style-name="Table_20_Contents">Serial receive (input to the display). 5V TTL level, 9600 baud (default rate, can be changed), 8 bits, 1 stop, no parity.</text:p>
          </table:table-cell>
          <table:table-cell table:style-name="Table1.B2" office:value-type="string">
            <text:p text:style-name="P6">Yellow</text:p>
          </table:table-cell>
        </table:table-row>
        <table:table-row>
          <table:table-cell table:style-name="Table1.A2" office:value-type="string">
            <text:p text:style-name="P6">GND (ground)</text:p>
          </table:table-cell>
          <table:table-cell table:style-name="Table1.B2" office:value-type="string">
            <text:p text:style-name="Table_20_Contents">Ground for the power supply.</text:p>
          </table:table-cell>
          <table:table-cell table:style-name="Table1.B2" office:value-type="string">
            <text:p text:style-name="P6">Black</text:p>
          </table:table-cell>
        </table:table-row>
        <table:table-row>
          <table:table-cell table:style-name="Table1.A4" office:value-type="string">
            <text:p text:style-name="P6">VDD (power)</text:p>
          </table:table-cell>
          <table:table-cell table:style-name="Table1.B4" office:value-type="string">
            <text:p text:style-name="Table_20_Contents">Power supply, this should be +5V (or 3.3V if you're using the LCD-9068) at up to 60mA if the backlight is fully on.</text:p>
          </table:table-cell>
          <table:table-cell table:style-name="Table1.B4" office:value-type="string">
            <text:p text:style-name="P6">Red</text:p>
          </table:table-cell>
        </table:table-row>
      </table:table>
      <text:p text:style-name="Text_20_body">The board has two headers with the above three signals. They are electrically identical, so you can use either one. One header is bare, the other has a 3-pin JST connector preattached to it that matches a <text:a xlink:type="simple" xlink:href="https://web.archive.org/web/20170901100519/https://www.sparkfun.com/products/8733" office:target-frame-name="_blank" xlink:show="new" text:style-name="Internet_20_link" text:visited-style-name="Visited_20_Internet_20_Link">JST cable</text:a>. The cable only connects one way; press it in until it clicks. JST connectors are designed to be very snug; don't pull on the wires to disconnect it, see our <text:a xlink:type="simple" xlink:href="https://web.archive.org/web/20170901100519/http://www.sparkfun.com/tutorials/241" office:target-frame-name="_blank" xlink:show="new" text:style-name="Internet_20_link" text:visited-style-name="Visited_20_Internet_20_Link">tutorial on the proper way to disconnect JST cables</text:a>.</text:p>
      <text:p text:style-name="Text_20_body">(Tip: if you want to connect the display to a breadboard, tin the ends of the wires to make them easier to insert into the breadboard holes. To tin wire, strip about 1/4", and put some solder on the bare wire to make it stiffer).</text:p>
      <text:p text:style-name="Text_20_body"><text:soft-page-break/>Note that the RX input should be a 5V TTL-level signal directly from a 5V microcontroller or other 5V system. You should NOT connect the board to RS232-level voltages, which are +/-10V and will damage the board (<text:a xlink:type="simple" xlink:href="https://web.archive.org/web/20170901100519/http://www.sparkfun.com/tutorials/215" office:target-frame-name="_blank" xlink:show="new" text:style-name="Internet_20_link" text:visited-style-name="Visited_20_Internet_20_Link">see our explanation here</text:a>). If you do wish to connect this display to RS232 signals, you can use a level-shifting board such as our <text:a xlink:type="simple" xlink:href="https://web.archive.org/web/20170901100519/http://www.sparkfun.com/products/449" office:target-frame-name="_blank" xlink:show="new" text:style-name="Internet_20_link" text:visited-style-name="Visited_20_Internet_20_Link">PRT-00449</text:a> to translate the RS232 signals to TTL-level signals.</text:p>
      <text:h text:style-name="Heading_20_2" text:outline-level="2">Using the display</text:h>
      <text:p text:style-name="Text_20_body">When you power up the board, you'll briefly see a SparkFun splash screen, and then the display will go blank. To send text to the board, wait 1/2 second (500ms) after powerup for the splash screen to clear, then send text to the display through your serial port. The display understands all of the standard ASCII characters (upper and lowercase text, numbers, and punctuation), plus a number of graphic symbols and Japanese characters. See the <text:a xlink:type="simple" xlink:href="https://web.archive.org/web/20170901100519/http://www.sparkfun.com/datasheets/LCD/HD44780.pdf" office:target-frame-name="_blank" xlink:show="new" text:style-name="Internet_20_link" text:visited-style-name="Visited_20_Internet_20_Link">HD44780 datasheet</text:a> for the full list of supported characters.</text:p>
      <text:p text:style-name="Text_20_body">If you send data that goes past the end of the first line, it will skip to the start of the second line. If you go past the end of the second line, the display will jump back up to the beginning of the first line. (Tip: you can simulate a scrolling window in software by copying the second line to the first line, and clearing the second line.)</text:p>
      <text:p text:style-name="Text_20_body">Note that the Arduino and other systems with bootloaders may send "garbage" characters to the display while the system is starting up or being reprogrammed. To avoid this, you can use a software serial library to create a separate serial port from the USB port, as in the following examples.</text:p>
      <text:p text:style-name="Text_20_body"><text:span text:style-name="Strong_20_Emphasis">NOTE</text:span> that these examples were written for <text:span text:style-name="Strong_20_Emphasis">Arduino 1.0 and later</text:span>. If you are using an older version of Arduino, you can download the older examples here: <text:a xlink:type="simple" xlink:href="https://web.archive.org/web/20170901100519/http://dlnmh9ip6v2uc.cloudfront.net/downloads/tutorials/SerialLCDQuickstart/serial_lcd_quickstart_Arduino02.zip" text:style-name="Internet_20_link" text:visited-style-name="Visited_20_Internet_20_Link">serial_lcd_quickstart_Arduino02.zip</text:a>.</text:p>
      <text:p text:style-name="Text_20_body">You can copy and paste these sketches into your Arduino 1.0 (or later) editing window, or download them here: <text:a xlink:type="simple" xlink:href="https://web.archive.org/web/20170901100519/http://dlnmh9ip6v2uc.cloudfront.net/downloads/tutorials/SerialLCDQuickstart/serial_lcd_quickstart_Arduino10.zip" text:style-name="Internet_20_link" text:visited-style-name="Visited_20_Internet_20_Link">serial_lcd_quickstart_Arduino10.zip</text:a>.</text:p>
      <text:p text:style-name="P1">// SparkFun Serial LCD example 1</text:p>
      <text:p text:style-name="P1">// Clear the display and say "Hello World!"</text:p>
      <text:p text:style-name="Preformatted_20_Text"/>
      <text:p text:style-name="P1">// This sketch is for Arduino versions 1.0 and later</text:p>
      <text:p text:style-name="P1">// If you're using an Arduino version older than 1.0, use</text:p>
      <text:p text:style-name="P1">// the other example code available on the tutorial page.</text:p>
      <text:p text:style-name="Preformatted_20_Text"/>
      <text:p text:style-name="P1">// Use the softwareserial library to create a new "soft" serial port</text:p>
      <text:p text:style-name="P1">// for the display. This prevents display corruption when uploading code.</text:p>
      <text:p text:style-name="P2">#include &lt;SoftwareSerial.h&gt;</text:p>
      <text:p text:style-name="Preformatted_20_Text"/>
      <text:p text:style-name="P1">// Attach the serial display's RX line to digital pin 2</text:p>
      <text:p text:style-name="P2">SoftwareSerial mySerial(3,2); <text:span text:style-name="T2">// pin 2 = TX, pin 3 = RX (unused)</text:span></text:p>
      <text:p text:style-name="Preformatted_20_Text"/>
      <text:p text:style-name="P2"><text:span text:style-name="T3">void</text:span> <text:span text:style-name="T4">setup</text:span>()</text:p>
      <text:p text:style-name="P2">{</text:p>
      <text:p text:style-name="P2">  mySerial.<text:span text:style-name="T3">begin</text:span>(9600); <text:span text:style-name="T2">// set up serial port for 9600 baud</text:span></text:p>
      <text:p text:style-name="P2"><text:soft-page-break/>  <text:span text:style-name="T3">delay</text:span>(500); <text:span text:style-name="T2">// wait for display to boot up</text:span></text:p>
      <text:p text:style-name="P2">}</text:p>
      <text:p text:style-name="Preformatted_20_Text"/>
      <text:p text:style-name="P2"><text:span text:style-name="T3">void</text:span> <text:span text:style-name="T4">loop</text:span>()</text:p>
      <text:p text:style-name="P2">{</text:p>
      <text:p text:style-name="P2">  mySerial.<text:span text:style-name="T3">write</text:span>(254); <text:span text:style-name="T2">// move cursor to beginning of first line</text:span></text:p>
      <text:p text:style-name="P2">  mySerial.<text:span text:style-name="T3">write</text:span>(128);</text:p>
      <text:p text:style-name="Preformatted_20_Text"/>
      <text:p text:style-name="P2">  mySerial.<text:span text:style-name="T3">write</text:span>(<text:span text:style-name="T6">" <text:s text:c="15"/>"</text:span>); <text:span text:style-name="T2">// clear display</text:span></text:p>
      <text:p text:style-name="P2">  mySerial.<text:span text:style-name="T3">write</text:span>(<text:span text:style-name="T6">" <text:s text:c="15"/>"</text:span>);</text:p>
      <text:p text:style-name="Preformatted_20_Text"/>
      <text:p text:style-name="P2">  mySerial.<text:span text:style-name="T3">write</text:span>(254); <text:span text:style-name="T2">// move cursor to beginning of first line</text:span></text:p>
      <text:p text:style-name="P2">  mySerial.<text:span text:style-name="T3">write</text:span>(128);</text:p>
      <text:p text:style-name="P2"> </text:p>
      <text:p text:style-name="P2">  mySerial.<text:span text:style-name="T3">write</text:span>(<text:span text:style-name="T6">"Hello, world!"</text:span>);</text:p>
      <text:p text:style-name="Preformatted_20_Text"/>
      <text:p text:style-name="P2">  <text:span text:style-name="T3">while</text:span>(1); <text:span text:style-name="T2">// wait forever</text:span></text:p>
      <text:p text:style-name="P2">}</text:p>
      <text:p text:style-name="P3"/>
      <text:h text:style-name="Heading_20_2" text:outline-level="2">Moving the cursor</text:h>
      <text:p text:style-name="Text_20_body">A common LCD technique is to repeatedly display changing numbers such as RPM or temperature in the same place on the display. You can easily do this by moving the cursor before sending your data.<text:line-break/><text:line-break/>To move the cursor, send the special character 254 decimal (0xFE hex), followed by the cursor position you'd like to set. Each cursor position is represented by a number, see the table below to determine the number to send:<text:line-break/> </text:p>
      <table:table table:name="Table2" table:style-name="Table2">
        <table:table-column table:style-name="Table2.A"/>
        <table:table-column table:style-name="Table2.B" table:number-columns-repeated="15"/>
        <table:table-column table:style-name="Table2.Q"/>
        <table:table-header-rows>
          <table:table-row>
            <table:table-cell table:style-name="Table2.A1" office:value-type="string">
              <text:p text:style-name="Table_20_Heading">position</text:p>
            </table:table-cell>
            <table:table-cell table:style-name="Table2.B1" office:value-type="string">
              <text:p text:style-name="Table_20_Heading">1</text:p>
            </table:table-cell>
            <table:table-cell table:style-name="Table2.B1" office:value-type="string">
              <text:p text:style-name="Table_20_Heading">2</text:p>
            </table:table-cell>
            <table:table-cell table:style-name="Table2.B1" office:value-type="string">
              <text:p text:style-name="Table_20_Heading">3</text:p>
            </table:table-cell>
            <table:table-cell table:style-name="Table2.B1" office:value-type="string">
              <text:p text:style-name="Table_20_Heading">4</text:p>
            </table:table-cell>
            <table:table-cell table:style-name="Table2.B1" office:value-type="string">
              <text:p text:style-name="Table_20_Heading">5</text:p>
            </table:table-cell>
            <table:table-cell table:style-name="Table2.B1" office:value-type="string">
              <text:p text:style-name="Table_20_Heading">6</text:p>
            </table:table-cell>
            <table:table-cell table:style-name="Table2.B1" office:value-type="string">
              <text:p text:style-name="Table_20_Heading">7</text:p>
            </table:table-cell>
            <table:table-cell table:style-name="Table2.B1" office:value-type="string">
              <text:p text:style-name="Table_20_Heading">8</text:p>
            </table:table-cell>
            <table:table-cell table:style-name="Table2.B1" office:value-type="string">
              <text:p text:style-name="Table_20_Heading">9</text:p>
            </table:table-cell>
            <table:table-cell table:style-name="Table2.B1" office:value-type="string">
              <text:p text:style-name="Table_20_Heading">10</text:p>
            </table:table-cell>
            <table:table-cell table:style-name="Table2.B1" office:value-type="string">
              <text:p text:style-name="Table_20_Heading">11</text:p>
            </table:table-cell>
            <table:table-cell table:style-name="Table2.B1" office:value-type="string">
              <text:p text:style-name="Table_20_Heading">12</text:p>
            </table:table-cell>
            <table:table-cell table:style-name="Table2.B1" office:value-type="string">
              <text:p text:style-name="Table_20_Heading">13</text:p>
            </table:table-cell>
            <table:table-cell table:style-name="Table2.B1" office:value-type="string">
              <text:p text:style-name="Table_20_Heading">14</text:p>
            </table:table-cell>
            <table:table-cell table:style-name="Table2.B1" office:value-type="string">
              <text:p text:style-name="Table_20_Heading">15</text:p>
            </table:table-cell>
            <table:table-cell table:style-name="Table2.B1" office:value-type="string">
              <text:p text:style-name="Table_20_Heading">16</text:p>
            </table:table-cell>
          </table:table-row>
        </table:table-header-rows>
        <table:table-row>
          <table:table-cell table:style-name="Table2.A2" office:value-type="string">
            <text:p text:style-name="Table_20_Heading">line 1</text:p>
          </table:table-cell>
          <table:table-cell table:style-name="Table2.B2" office:value-type="string">
            <text:p text:style-name="Table_20_Contents">128</text:p>
          </table:table-cell>
          <table:table-cell table:style-name="Table2.B2" office:value-type="string">
            <text:p text:style-name="Table_20_Contents">129</text:p>
          </table:table-cell>
          <table:table-cell table:style-name="Table2.B2" office:value-type="string">
            <text:p text:style-name="Table_20_Contents">130</text:p>
          </table:table-cell>
          <table:table-cell table:style-name="Table2.B2" office:value-type="string">
            <text:p text:style-name="Table_20_Contents">131</text:p>
          </table:table-cell>
          <table:table-cell table:style-name="Table2.B2" office:value-type="string">
            <text:p text:style-name="Table_20_Contents">132</text:p>
          </table:table-cell>
          <table:table-cell table:style-name="Table2.B2" office:value-type="string">
            <text:p text:style-name="Table_20_Contents">133</text:p>
          </table:table-cell>
          <table:table-cell table:style-name="Table2.B2" office:value-type="string">
            <text:p text:style-name="Table_20_Contents">134</text:p>
          </table:table-cell>
          <table:table-cell table:style-name="Table2.B2" office:value-type="string">
            <text:p text:style-name="Table_20_Contents">135</text:p>
          </table:table-cell>
          <table:table-cell table:style-name="Table2.B2" office:value-type="string">
            <text:p text:style-name="Table_20_Contents">136</text:p>
          </table:table-cell>
          <table:table-cell table:style-name="Table2.B2" office:value-type="string">
            <text:p text:style-name="Table_20_Contents">137</text:p>
          </table:table-cell>
          <table:table-cell table:style-name="Table2.B2" office:value-type="string">
            <text:p text:style-name="Table_20_Contents">138</text:p>
          </table:table-cell>
          <table:table-cell table:style-name="Table2.B2" office:value-type="string">
            <text:p text:style-name="Table_20_Contents">139</text:p>
          </table:table-cell>
          <table:table-cell table:style-name="Table2.B2" office:value-type="string">
            <text:p text:style-name="Table_20_Contents">140</text:p>
          </table:table-cell>
          <table:table-cell table:style-name="Table2.B2" office:value-type="string">
            <text:p text:style-name="Table_20_Contents">141</text:p>
          </table:table-cell>
          <table:table-cell table:style-name="Table2.B2" office:value-type="string">
            <text:p text:style-name="Table_20_Contents">142</text:p>
          </table:table-cell>
          <table:table-cell table:style-name="Table2.B2" office:value-type="string">
            <text:p text:style-name="Table_20_Contents">143</text:p>
          </table:table-cell>
        </table:table-row>
        <table:table-row>
          <table:table-cell table:style-name="Table2.A3" office:value-type="string">
            <text:p text:style-name="Table_20_Heading">line 2</text:p>
          </table:table-cell>
          <table:table-cell table:style-name="Table2.B3" office:value-type="string">
            <text:p text:style-name="Table_20_Contents">192</text:p>
          </table:table-cell>
          <table:table-cell table:style-name="Table2.B3" office:value-type="string">
            <text:p text:style-name="Table_20_Contents">193</text:p>
          </table:table-cell>
          <table:table-cell table:style-name="Table2.B3" office:value-type="string">
            <text:p text:style-name="Table_20_Contents">194</text:p>
          </table:table-cell>
          <table:table-cell table:style-name="Table2.B3" office:value-type="string">
            <text:p text:style-name="Table_20_Contents">195</text:p>
          </table:table-cell>
          <table:table-cell table:style-name="Table2.B3" office:value-type="string">
            <text:p text:style-name="Table_20_Contents">196</text:p>
          </table:table-cell>
          <table:table-cell table:style-name="Table2.B3" office:value-type="string">
            <text:p text:style-name="Table_20_Contents">197</text:p>
          </table:table-cell>
          <table:table-cell table:style-name="Table2.B3" office:value-type="string">
            <text:p text:style-name="Table_20_Contents">198</text:p>
          </table:table-cell>
          <table:table-cell table:style-name="Table2.B3" office:value-type="string">
            <text:p text:style-name="Table_20_Contents">199</text:p>
          </table:table-cell>
          <table:table-cell table:style-name="Table2.B3" office:value-type="string">
            <text:p text:style-name="Table_20_Contents">200</text:p>
          </table:table-cell>
          <table:table-cell table:style-name="Table2.B3" office:value-type="string">
            <text:p text:style-name="Table_20_Contents">201</text:p>
          </table:table-cell>
          <table:table-cell table:style-name="Table2.B3" office:value-type="string">
            <text:p text:style-name="Table_20_Contents">202</text:p>
          </table:table-cell>
          <table:table-cell table:style-name="Table2.B3" office:value-type="string">
            <text:p text:style-name="Table_20_Contents">203</text:p>
          </table:table-cell>
          <table:table-cell table:style-name="Table2.B3" office:value-type="string">
            <text:p text:style-name="Table_20_Contents">204</text:p>
          </table:table-cell>
          <table:table-cell table:style-name="Table2.B3" office:value-type="string">
            <text:p text:style-name="Table_20_Contents">205</text:p>
          </table:table-cell>
          <table:table-cell table:style-name="Table2.B3" office:value-type="string">
            <text:p text:style-name="Table_20_Contents">206</text:p>
          </table:table-cell>
          <table:table-cell table:style-name="Table2.B3" office:value-type="string">
            <text:p text:style-name="Table_20_Contents">207</text:p>
          </table:table-cell>
        </table:table-row>
      </table:table>
      <text:p text:style-name="Text_20_body"><text:line-break/>For example, if you want to move to the beginning of the second line, send the bytes 254 192 (decimal).</text:p>
      <text:p text:style-name="Text_20_body">Here's a slightly more complex example showing how to display data at fixed points on the display, plus the use of sprintf to convert numbers to strings (this right-justifies the numbers with leading spaces, which keeps them from "jumping around" if the number of digits changes):</text:p>
      <text:p text:style-name="P1">// SparkFun Serial LCD example 2</text:p>
      <text:p text:style-name="P1">// Format and display fake RPM and temperature data</text:p>
      <text:p text:style-name="Preformatted_20_Text"/>
      <text:p text:style-name="P1">// This sketch is for Arduino versions 1.0 and later</text:p>
      <text:p text:style-name="P1"><text:soft-page-break/>// If you're using an Arduino version older than 1.0, use</text:p>
      <text:p text:style-name="P1">// the other example code available on the tutorial page.</text:p>
      <text:p text:style-name="Preformatted_20_Text"/>
      <text:p text:style-name="P1">// Use the softwareserial library to create a new "soft" serial port</text:p>
      <text:p text:style-name="P1">// for the display. This prevents display corruption when uploading code.</text:p>
      <text:p text:style-name="P2">#include &lt;SoftwareSerial.h&gt;</text:p>
      <text:p text:style-name="Preformatted_20_Text"/>
      <text:p text:style-name="P1">// Attach the serial display's RX line to digital pin 2</text:p>
      <text:p text:style-name="P2">SoftwareSerial mySerial(3,2); <text:span text:style-name="T2">// pin 2 = TX, pin 3 = RX (unused)</text:span></text:p>
      <text:p text:style-name="Preformatted_20_Text"/>
      <text:p text:style-name="P2"><text:span text:style-name="T3">void</text:span> <text:span text:style-name="T4">setup</text:span>()</text:p>
      <text:p text:style-name="P2">{ </text:p>
      <text:p text:style-name="P2">  mySerial.<text:span text:style-name="T3">begin</text:span>(9600); <text:span text:style-name="T2">// set up serial port for 9600 baud</text:span></text:p>
      <text:p text:style-name="P2">  <text:span text:style-name="T3">delay</text:span>(500); <text:span text:style-name="T2">// wait for display to boot up</text:span></text:p>
      <text:p text:style-name="Preformatted_20_Text"/>
      <text:p text:style-name="P2">  mySerial.<text:span text:style-name="T3">write</text:span>(254); <text:span text:style-name="T2">// cursor to beginning of first line</text:span></text:p>
      <text:p text:style-name="P2">  mySerial.<text:span text:style-name="T3">write</text:span>(128);</text:p>
      <text:p text:style-name="Preformatted_20_Text"/>
      <text:p text:style-name="P2">  mySerial.<text:span text:style-name="T3">write</text:span>(<text:span text:style-name="T6">"RPM: <text:s text:c="11"/>"</text:span>); <text:span text:style-name="T2">// clear display + legends</text:span></text:p>
      <text:p text:style-name="P2">  mySerial.<text:span text:style-name="T3">write</text:span>(<text:span text:style-name="T6">"TEMP: <text:s text:c="10"/>"</text:span>);</text:p>
      <text:p text:style-name="P2">} </text:p>
      <text:p text:style-name="Preformatted_20_Text"/>
      <text:p text:style-name="P2"><text:span text:style-name="T3">int</text:span> temp, rpm;</text:p>
      <text:p text:style-name="P2"><text:span text:style-name="T3">char</text:span> tempstring[10], rpmstring[10]; <text:span text:style-name="T2">// create string arrays</text:span></text:p>
      <text:p text:style-name="Preformatted_20_Text"/>
      <text:p text:style-name="P2"><text:span text:style-name="T3">void</text:span> <text:span text:style-name="T4">loop</text:span>() </text:p>
      <text:p text:style-name="P2">{ </text:p>
      <text:p text:style-name="P2">  temp = <text:span text:style-name="T3">random</text:span>(1000); <text:span text:style-name="T2">// make some fake data</text:span></text:p>
      <text:p text:style-name="P2">  rpm = <text:span text:style-name="T3">random</text:span>(10000);</text:p>
      <text:p text:style-name="Preformatted_20_Text"/>
      <text:p text:style-name="P2">  sprintf(tempstring,<text:span text:style-name="T6">"%4d"</text:span>,rpm); <text:span text:style-name="T2">// create strings from the numbers</text:span></text:p>
      <text:p text:style-name="P2">  sprintf(rpmstring,<text:span text:style-name="T6">"%4d"</text:span>,temp); <text:span text:style-name="T2">// right-justify to 4 spaces</text:span></text:p>
      <text:p text:style-name="Preformatted_20_Text"/>
      <text:p text:style-name="P2">  mySerial.<text:span text:style-name="T3">write</text:span>(254); <text:span text:style-name="T2">// cursor to 7th position on first line</text:span></text:p>
      <text:p text:style-name="P2">  mySerial.<text:span text:style-name="T3">write</text:span>(134);</text:p>
      <text:p text:style-name="P2"> </text:p>
      <text:p text:style-name="P2">  mySerial.<text:span text:style-name="T3">write</text:span>(rpmstring); <text:span text:style-name="T2">// write out the RPM value</text:span></text:p>
      <text:p text:style-name="Preformatted_20_Text"/>
      <text:p text:style-name="P2">  mySerial.<text:span text:style-name="T3">write</text:span>(254); <text:span text:style-name="T2">// cursor to 7th position on second line</text:span></text:p>
      <text:p text:style-name="P2">  mySerial.<text:span text:style-name="T3">write</text:span>(198);</text:p>
      <text:p text:style-name="Preformatted_20_Text"/>
      <text:p text:style-name="P2">  mySerial.<text:span text:style-name="T3">write</text:span>(tempstring); <text:span text:style-name="T2">// write out the TEMP value</text:span></text:p>
      <text:p text:style-name="P2">  </text:p>
      <text:p text:style-name="P2">  <text:span text:style-name="T3">delay</text:span>(1000); <text:span text:style-name="T2">// short delay</text:span></text:p>
      <text:p text:style-name="P2">}</text:p>
      <text:p text:style-name="P3"/>
      <text:h text:style-name="Heading_20_2" text:outline-level="2"><text:soft-page-break/>More information</text:h>
      <text:p text:style-name="Text_20_body">Other commands are available to change the backlight level, turn the splash screen on and off (and customize it to your own text), change the baud rate, etc. See the <text:a xlink:type="simple" xlink:href="https://web.archive.org/web/20170901100519/http://www.sparkfun.com/datasheets/LCD/SerLCD_V2_5.PDF" office:target-frame-name="_blank" xlink:show="new" text:style-name="Internet_20_link" text:visited-style-name="Visited_20_Internet_20_Link">LCD datasheet</text:a> for information on all the available commands. </text:p>
      <text:p text:style-name="Text_20_body">For a more extensive example sketch that shows oyu how to create a scrolling marquee, create a timer, display sensor data and control the backlight, downlaod the following examples:</text:p>
      <text:list xml:id="list775392504" text:style-name="L4">
        <text:list-item>
          <text:p text:style-name="P14"><text:a xlink:type="simple" xlink:href="https://web.archive.org/web/20170901100519/https://dlnmh9ip6v2uc.cloudfront.net/assets/8/3/a/9/4/50e70cdcce395f535c000001.zip" text:style-name="Internet_20_link" text:visited-style-name="Visited_20_Internet_20_Link">SerLCD Arduino example - Arduino 0023 and earlier</text:a> </text:p>
        </text:list-item>
        <text:list-item>
          <text:p text:style-name="P13"><text:a xlink:type="simple" xlink:href="https://web.archive.org/web/20170901100519/https://dlnmh9ip6v2uc.cloudfront.net/assets/b/6/b/a/2/50e70cdcce395fb559000001.zip" text:style-name="Internet_20_link" text:visited-style-name="Visited_20_Internet_20_Link">SerLCD Arduino example - Arduino 1.0.2 and later</text:a> </text:p>
        </text:list-item>
      </text:list>
      <text:p text:style-name="Text_20_body">Alternatively, you can use the <text:a xlink:type="simple" xlink:href="https://web.archive.org/web/20170901100519/http://playground.arduino.cc/Code/SerLCD" text:style-name="Internet_20_link" text:visited-style-name="Visited_20_Internet_20_Link">SerLCD libary</text:a> found on the Arduino website. If you are using Linux, you may want to try <text:a xlink:type="simple" xlink:href="https://web.archive.org/web/20170901100519/https://dlnmh9ip6v2uc.cloudfront.net/assets/e/f/3/4/2/50f839d7ce395f0042000000.zip" text:style-name="Internet_20_link" text:visited-style-name="Visited_20_Internet_20_Link">this library</text:a> instead.</text:p>
      <text:h text:style-name="Heading_20_2" text:outline-level="2">Tips and troubleshooting</text:h>
      <text:p text:style-name="Text_20_body">If the display is powered up without the RX line connected to anything, the display may fill with strange characters. This is because the display is receiving random noise on the disconnected line. If you connect the RX line to a true TX port, this will not happen.</text:p>
      <text:p text:style-name="Text_20_body">If the display is unreadable or washed out, the contrast may need to be adjusted. Send some text to the display (see the first example sketch above), then use a miniature Phillips screwdriver to gently turn the contrast trimpot labeled VR1 on the back of the display until the text is as clear as possible (please be gentle with the trimpot). This display also has a backlight that can be adjusted for best readability, see the <text:a xlink:type="simple" xlink:href="https://web.archive.org/web/20170901100519/http://www.sparkfun.com/datasheets/LCD/SerLCD_V2_5.PDF" office:target-frame-name="_blank" xlink:show="new" text:style-name="Internet_20_link" text:visited-style-name="Visited_20_Internet_20_Link">LCD datasheet</text:a> for information.</text:p>
      <text:p text:style-name="Text_20_body">This display has a feature where if the display receives a CTRL-R character during its half-second splash screen display, it will temporarily revert to 9600 baud until power is cycled. This is to allow you to regain control of the display if you set it to an unknown baud rate. Some systems like Arduino send bootloader information out the serial port when the system starts up, which can fool the LCD into this recovery mode. If this is a problem, there are a few solutions: you can use a different pin and the NewSoftSerial library to create a TX port that doesn't get used during startup (as shown in the example sketches above), or leave the display at the default 9600 baud rate, and clear the display when your program starts.</text:p>
      <text:h text:style-name="Heading_20_2" text:outline-level="2">Questions?</text:h>
      <text:p text:style-name="Text_20_body">Enjoy your new display! If you have any problems, feel free to contact SparkFun Technical Support at <text:a xlink:type="simple" xlink:href="https://web.archive.org/web/20170901100519/mailto:techsupport@sparkfun.com" text:style-name="Internet_20_link" text:visited-style-name="Visited_20_Internet_20_Link">techsupport@sparkfun.com</text:a>.</text:p>
      <text:section text:style-name="Sect1" text:name="comments">
        <text:h text:style-name="Heading_20_2" text:outline-level="2"><text:bookmark text:name="comments"/>Comments <text:span text:style-name="T7">20 comments </text:span></text:h>
        <text:p text:style-name="Text_20_body"><text:a xlink:type="simple" xlink:href="https://web.archive.org/web/20170901100519/https://www.sparkfun.com/account/login?redirect=%2Ftutorials%2F246" text:style-name="Internet_20_link" text:visited-style-name="Visited_20_Internet_20_Link">Log in</text:a> or <text:a xlink:type="simple" xlink:href="https://web.archive.org/web/20170901100519/https://www.sparkfun.com/account/make" text:style-name="Internet_20_link" text:visited-style-name="Visited_20_Internet_20_Link">register</text:a> to post comments. </text:p>
        <text:section text:style-name="Sect1" text:name="comment-563918fb757b7f100d8b4567">
          <text:list xml:id="list306644918" text:style-name="L5">
            <text:list-item>
              <text:p text:style-name="P15"><draw:frame draw:style-name="fr1" draw:name="Image2" text:anchor-type="as-char" svg:width="0.3126in" svg:height="0.3126in" draw:z-index="1"><draw:image xlink:href="Pictures/100000000000001E0000001EE929387695625DB7.jpg" xlink:type="simple" xlink:show="embed" xlink:actuate="onLoad" draw:mime-type="image/jpeg"/></draw:frame><text:s/></text:p>
              <text:p text:style-name="P16"><text:soft-page-break/><text:a xlink:type="simple" xlink:href="https://web.archive.org/web/20170901100519/https://www.sparkfun.com/users/246363" text:style-name="Internet_20_link" text:visited-style-name="Visited_20_Internet_20_Link">bboyho</text:a> / <text:a xlink:type="simple" xlink:href="https://web.archive.org/web/20170901100519/https://www.sparkfun.com/tutorials/246#comment-563918fb757b7f100d8b4567" text:style-name="Internet_20_link" text:visited-style-name="Visited_20_Internet_20_Link">about 2 years ago</text:a> * / <text:bookmark text:name="comment-rating-563918fb757b7f100d8b4567"/>5 / </text:p>
              <text:p text:style-name="P16"><text:span text:style-name="Strong_20_Emphasis">——————– Tech Support Tips/Troubleshooting/Common Issues ——————–</text:span></text:p>
              <text:p text:style-name="P16">If you are seeing two rows of ASCII blocks █ similar to this image here =&gt; <text:a xlink:type="simple" xlink:href="https://web.archive.org/web/20170901100519/https://drive.google.com/open?id=0B0jwgLkjMWzDYXdUZWNaQWRvTmM" text:style-name="Internet_20_link" text:visited-style-name="Visited_20_Internet_20_Link">https://drive.google.com/open?id=0B0jwgLkjMWzDYXdUZWNaQWRvTmM</text:a>, it’s possible that you might have bricked the serial enabled LCD by putting it into an unknown state. This is a common problem if you are uploading code to the Arduino while another device is connected to the same hardware UART line (i.e. pin 0 and 1). This will cause the LCD to output random characters usually on the screen or not even show anything on the screen.</text:p>
              <text:p text:style-name="P16"><text:span text:style-name="Strong_20_Emphasis">Changing Baud Rate</text:span></text:p>
              <text:p text:style-name="P16">By reading the datasheet on section 3.4 <text:a xlink:type="simple" xlink:href="https://web.archive.org/web/20170901100519/https://www.sparkfun.com/datasheets/LCD/SerLCD_V2_5.PDF" text:style-name="Internet_20_link" text:visited-style-name="Visited_20_Internet_20_Link">https://www.sparkfun.com/datasheets/LCD/SerLCD_V2_5.PDF</text:a>, it indicates that you need to send a command character <text:span text:style-name="Strong_20_Emphasis">124</text:span> in decimal form or <text:span text:style-name="Strong_20_Emphasis">0x7C</text:span> in hexadecimal. If you look at the ASCII table for CTRL-K through CTRL-P, there are hex values for the different baud rates <text:a xlink:type="simple" xlink:href="https://web.archive.org/web/20170901100519/http://academic.evergreen.edu/projects/biophysics/technotes/program/ascii_ctrl.htm" text:style-name="Internet_20_link" text:visited-style-name="Visited_20_Internet_20_Link">http://academic.evergreen.edu/projects/biophysics/technotes/program/ascii_ctrl.htm</text:a> that you would need to send to the LCD:</text:p>
              <text:p text:style-name="P16">Therefore:</text:p>
              <text:p text:style-name="P4"><text:span text:style-name="Source_20_Text">2400 baud, "&lt;control&gt;k" =&gt; 0x0B</text:span></text:p>
              <text:p text:style-name="P4"><text:span text:style-name="Source_20_Text">4800 baud, "&lt;control&gt;l" =&gt; 0x0C</text:span></text:p>
              <text:p text:style-name="P4"><text:span text:style-name="Source_20_Text">9600 baud, "&lt;control&gt;m" =&gt; 0x0D</text:span></text:p>
              <text:p text:style-name="P4"><text:span text:style-name="Source_20_Text">14400 baud, "&lt;control&gt;n" =&gt; 0x0E</text:span></text:p>
              <text:p text:style-name="P4"><text:span text:style-name="Source_20_Text">19200 baud, "&lt;control&gt;o" =&gt; 0x0F</text:span></text:p>
              <text:p text:style-name="P4"><text:span text:style-name="Source_20_Text">38400 baud, "&lt;control&gt;p" =&gt; 0x10</text:span></text:p>
              <text:p text:style-name="P5"><text:span text:style-name="Source_20_Text">reset to default baud while LCD is the splash screen is still active, "&lt;control&gt;r" =&gt; 0x12</text:span></text:p>
              <text:p text:style-name="P16">There should be a tutorial on how to use the special command characters in this tutorial and example code that was posted on the product page under the documents section =&gt; <text:a xlink:type="simple" xlink:href="https://web.archive.org/web/20170901100519/https://www.sparkfun.com/tutorials/246" text:style-name="Internet_20_link" text:visited-style-name="Visited_20_Internet_20_Link">https://www.sparkfun.com/tutorials/246</text:a>. The section that says <text:span text:style-name="Emphasis"><text:span text:style-name="Strong_20_Emphasis">More information</text:span></text:span> has a more extensive code labeled <text:span text:style-name="Emphasis">“SerLCD Arduino example - Arduino 1.0.2 and later”</text:span> and will help you see how the other functions are written. All you have to do is create a new void function and call it when you are running the Arduino sketch file like this:</text:p>
              <text:p text:style-name="P4"><text:span text:style-name="Source_20_Text">void changeBaud(){</text:span></text:p>
              <text:p text:style-name="P4"><text:span text:style-name="Source_20_Text"><text:s text:c="2"/>LCD.write(0x7C);// special command byte =&gt; 0d124 or 0x7C</text:span></text:p>
              <text:p text:style-name="P4"><text:span text:style-name="Source_20_Text"><text:s text:c="2"/>LCD.write(0x0B); //change current baud to 2400 baud</text:span></text:p>
              <text:p text:style-name="P5"><text:span text:style-name="Source_20_Text">}</text:span></text:p>
              <text:p text:style-name="P16">Once you change the baud rate, you need to recompile the code in Arduino and set the software serial baud to 2400 and comment out that function in order to use that baud rate. To do this for a baud rate of 9600, you would just send the special command byte and the associated hex value to the LCD.</text:p>
              <text:p text:style-name="P16"><text:span text:style-name="Strong_20_Emphasis">Recovering from Unknown State</text:span></text:p>
              <text:p text:style-name="P16"><text:span text:style-name="Emphasis">Sending Characters to the LCD</text:span></text:p>
              <text:p text:style-name="P16"><text:soft-page-break/>If the Serial LCD gets into an unknown state and you are not able to communicate with it anymore, just write <text:span text:style-name="Strong_20_Emphasis">0x12</text:span> in the loop so that it is constantly sending the hex value to the screen when the LCD’s splash screen is active (or when the LCD is powered) to reset the unit to 9600 baud similar to the methods explained above for changing the baud rate.</text:p>
              <text:p text:style-name="P16">Here’s some code with Arduino to try and unbrick the PIC16F88 on the serial enabled LCDs =&gt; <text:a xlink:type="simple" xlink:href="https://web.archive.org/web/20170901100519/https://github.com/bboyho/SerLCD" text:style-name="Internet_20_link" text:visited-style-name="Visited_20_Internet_20_Link">https://github.com/bboyho/SerLCD</text:a> . This sometimes works and there is a higher probability of recovering your LCD if you still are able to see the splash screen.</text:p>
              <text:p text:style-name="P16"><text:span text:style-name="Emphasis">Pickit 3 Programmer</text:span></text:p>
              <text:p text:style-name="P16"><text:span text:style-name="Strong_20_Emphasis">—————————————————————————————————-</text:span></text:p>
              <text:p text:style-name="P16"><text:span text:style-name="Emphasis">A.) MPLAB IDE v8.66</text:span></text:p>
              <text:p text:style-name="P16">The last resort is to use the Pickit 3 programmer and reupload the firmware on the LCD using <text:span text:style-name="Emphasis">MPLAB v8.66</text:span> <text:a xlink:type="simple" xlink:href="https://web.archive.org/web/20170901100519/http://www.microchip.com/pagehandler/en-us/devtools/dev-tools-parts.html" text:style-name="Internet_20_link" text:visited-style-name="Visited_20_Internet_20_Link">http://www.microchip.com/pagehandler/en-us/devtools/dev-tools-parts.html</text:a>. There is code for the PIC16F88 that is used on the 20x4 Serial Enabled LCD Screen’s product page where it says “Firmware” =&gt; <text:a xlink:type="simple" xlink:href="https://web.archive.org/web/20170901100519/https://www.sparkfun.com/products/9568" text:style-name="Internet_20_link" text:visited-style-name="Visited_20_Internet_20_Link">https://www.sparkfun.com/products/9568</text:a>. This code is specific to the 20x4 LCD screen. By clicking on <text:span text:style-name="Emphasis">File&gt;Import</text:span> in the menu of the MPLAB IDE, I was able to import the .hex file. To upload the “serlcd-v2_7_4line_10MHz.hex”, you connect the PICkit 3 programmer <text:a xlink:type="simple" xlink:href="https://web.archive.org/web/20170901100519/https://www.sparkfun.com/products/9973" text:style-name="Internet_20_link" text:visited-style-name="Visited_20_Internet_20_Link">https://www.sparkfun.com/products/9973</text:a> to the 1x6 header pin with the arrow pointing to the VPP pin. Then you select <text:span text:style-name="Emphasis">Select Programmer&gt; PICkit3</text:span> to set the programmer that you are using. Finally, by clicking on the <text:span text:style-name="Emphasis">Programmer&gt;Program,</text:span> this programs the PIC chip that is on the LCD.</text:p>
              <text:p text:style-name="P16"><text:span text:style-name="Strong_20_Emphasis">————————————————————————————————-</text:span></text:p>
              <text:p text:style-name="P16"><text:span text:style-name="Emphasis">B.) MPLAB X IDE v2.30</text:span></text:p>
              <text:p text:style-name="P16">I also used MPLAB X V2.30 <text:a xlink:type="simple" xlink:href="https://web.archive.org/web/20170901100519/https://www.sparkfun.com/tutorials/www.microchip.com/pagehandler/en-us/family/mplabx/" text:style-name="Internet_20_link" text:visited-style-name="Visited_20_Internet_20_Link">www.microchip.com/pagehandler/en-us/family/mplabx/</text:a> and it was pretty straight forward in uploading the hex file to recover a bricked LCD:</text:p>
              <text:p text:style-name="P16">1.) Select <text:span text:style-name="Strong_20_Emphasis">File&gt;Import&gt;Hex/ELF… (Prebuilt) File</text:span> .</text:p>
              <text:p text:style-name="P16">2.) You must type in the directory where the hex file is stored on your computer for the <text:span text:style-name="Strong_20_Emphasis">Prebuilt Filename</text:span> which is <text:span text:style-name="Emphasis">…serlcd-v2_7_4line_10MHz.hex</text:span> .</text:p>
              <text:p text:style-name="P16">3.) Then type in the <text:span text:style-name="Strong_20_Emphasis">Device</text:span> field: PIC16F88.</text:p>
              <text:p text:style-name="P16">4.) Click <text:span text:style-name="Strong_20_Emphasis">Next</text:span></text:p>
              <text:p text:style-name="P16">5.) Click <text:span text:style-name="Strong_20_Emphasis">Finish</text:span> to save the project.</text:p>
              <text:p text:style-name="P16">6.) Click on the icon that looks like the software is downloading to a PIC chip (i.e. the button next to the Run Project button) and select <text:span text:style-name="Emphasis">Make and Program Device Programmer to Go PICkit3 (Project serlcd-v2_7_4line_10MHz)</text:span>.</text:p>
              <text:p text:style-name="P16">7.) A message will pop up if you have not used the programmer with the software before:</text:p>
              <text:p text:style-name="P4"><text:soft-page-break/><text:span text:style-name="Source_20_Text">ICD 3 not found. The last tool used for this project is unavailable. Please select the tool that you want to use to debug or program from the following list of available tools.</text:span></text:p>
              <text:p text:style-name="P4"/>
              <text:p text:style-name="P5"><text:span text:style-name="Source_20_Text"><text:s/>Select PICkit 3 in the tree.</text:span></text:p>
              <text:p text:style-name="P16">8.) Click OK.</text:p>
              <text:p text:style-name="P16">9.) The software will pop up with this message:</text:p>
              <text:p text:style-name="P5"><text:span text:style-name="Source_20_Text">CAUTION: Check that the device selected in MPLAB IDE (PIC16F88) is the same one that is physically attached to the debug tool. Selecting a 5V device when a 3.3V device is connected can result in damage to the device when the debugger checks the device ID. Do You wish to continue?</text:span></text:p>
              <text:p text:style-name="P16">Click OK.</text:p>
              <text:p text:style-name="P16">10.) From there, the hex file should have flashed on the chip and the program will run immediately after displaying this output:</text:p>
              <text:p text:style-name="P4"><text:span text:style-name="Source_20_Text">*****************************************************</text:span></text:p>
              <text:p text:style-name="P4"/>
              <text:p text:style-name="P4"><text:span text:style-name="Source_20_Text">Connecting to MPLAB PICkit 3...</text:span></text:p>
              <text:p text:style-name="P4"><text:span text:style-name="Source_20_Text">Firmware Suite Version.....01.28.90 *</text:span></text:p>
              <text:p text:style-name="P4"><text:span text:style-name="Source_20_Text">Firmware type..............Midrange</text:span></text:p>
              <text:p text:style-name="P4"/>
              <text:p text:style-name="P4"><text:span text:style-name="Source_20_Text">Target voltage detected</text:span></text:p>
              <text:p text:style-name="P4"><text:span text:style-name="Source_20_Text">Target device PIC16F88 found.</text:span></text:p>
              <text:p text:style-name="P4"><text:span text:style-name="Source_20_Text">Device ID Revision = 8</text:span></text:p>
              <text:p text:style-name="P4"/>
              <text:p text:style-name="P4"><text:span text:style-name="Source_20_Text">The following memory area(s) will be programmed:</text:span></text:p>
              <text:p text:style-name="P4"><text:span text:style-name="Source_20_Text">program memory: start address = 0x0, end address = 0x4ab</text:span></text:p>
              <text:p text:style-name="P4"><text:span text:style-name="Source_20_Text">configuration memory</text:span></text:p>
              <text:p text:style-name="P4"/>
              <text:p text:style-name="P4"><text:span text:style-name="Source_20_Text">Device Erased...</text:span></text:p>
              <text:p text:style-name="P4"/>
              <text:p text:style-name="P4"><text:span text:style-name="Source_20_Text">Programming...</text:span></text:p>
              <text:p text:style-name="P5"><text:span text:style-name="Source_20_Text">Programming/Verify complete </text:span></text:p>
              <text:p text:style-name="P16"><text:span text:style-name="Strong_20_Emphasis">————————————————————————————————-</text:span></text:p>
              <text:p text:style-name="P16"><text:span text:style-name="Strong_20_Emphasis">Setting LCD Cursor Position</text:span></text:p>
              <text:p text:style-name="P16">To set the LCD’s cursor position, you would send the command character/flag. Then send additional number related to the cursor’s position on the LCD screen. Just add <text:span text:style-name="Emphasis">128</text:span> to the cursor’s position as stated on page 3 of the datasheet [ <text:a xlink:type="simple" xlink:href="https://web.archive.org/web/20170901100519/https://www.sparkfun.com/datasheets/LCD/SerLCD_V2_5.PDF" text:style-name="Internet_20_link" text:visited-style-name="Visited_20_Internet_20_Link">https://www.sparkfun.com/datasheets/LCD/SerLCD_V2_5.PDF</text:a> ] to place the cursor at the correct coordinates.</text:p>
              <text:p text:style-name="P16">For example, if you are trying to place the cursor at (line 3, position 0), you would send the command character <text:span text:style-name="Emphasis">0xFE</text:span> and the associated coordinates. Looking at the datasheet, for the 20x4 serial enabled LCD screen, it looks like 128+20 = <text:span text:style-name="Emphasis">148</text:span> . Therefore:</text:p>
              <text:p text:style-name="P4"><text:span text:style-name="Source_20_Text">selectLineThree(){</text:span></text:p>
              <text:p text:style-name="P4"><text:span text:style-name="Source_20_Text"><text:s text:c="4"/>LCD.write(0xFE); //command flag</text:span></text:p>
              <text:p text:style-name="P4"><text:span text:style-name="Source_20_Text"><text:s text:c="4"/>LCD.write(148); //line 3 , position 0</text:span></text:p>
              <text:p text:style-name="P5"><text:soft-page-break/><text:span text:style-name="Source_20_Text">}</text:span></text:p>
              <text:p text:style-name="P16">As another example, if you are trying to place the cursor at (line 4, position 0), you would send the command character <text:span text:style-name="Emphasis">0xFE</text:span> and the associated coordinates. Looking at the datasheet, for the 20x4 serial enabled LCD screen, it looks like 128+84= <text:span text:style-name="Emphasis">212</text:span> . Therefore:</text:p>
              <text:p text:style-name="P4"><text:span text:style-name="Source_20_Text">selectLineFour(){</text:span></text:p>
              <text:p text:style-name="P4"><text:span text:style-name="Source_20_Text"><text:s text:c="4"/>LCD.write(0xFE); //command flag</text:span></text:p>
              <text:p text:style-name="P4"><text:span text:style-name="Source_20_Text"><text:s text:c="4"/>LCD.write(212); //line 4 , position 0</text:span></text:p>
              <text:p text:style-name="P5"><text:span text:style-name="Source_20_Text">}</text:span></text:p>
              <text:p text:style-name="P16"><text:span text:style-name="Strong_20_Emphasis">Using the Serial Enabled LCD on an Atmega32U4’s Hardware UART</text:span></text:p>
              <text:p text:style-name="P16">If you are using the serial enabled LCD with an Atmega32U4 (like a Pro Micro, Arduino Leonardo, Arduino LilyPad USB etc), you might need to add a small delay in the setup before you can get it working with the hardware UART. Here’s an example:</text:p>
              <text:p text:style-name="P4"><text:span text:style-name="Source_20_Text">///test example using ATmega32U4's hardware UART and delay</text:span></text:p>
              <text:p text:style-name="P4"><text:span text:style-name="Source_20_Text">void setup() {</text:span></text:p>
              <text:p text:style-name="P4"><text:span text:style-name="Source_20_Text"><text:s text:c="2"/>delay(2000);//add delay so the ATmega32U4 can have a second before sending serial data to the LCD</text:span></text:p>
              <text:p text:style-name="P4"><text:span text:style-name="Source_20_Text"><text:s text:c="2"/>Serial1.begin(9600);//set up the hardware UART baud</text:span></text:p>
              <text:p text:style-name="P4"><text:span text:style-name="Source_20_Text">}</text:span></text:p>
              <text:p text:style-name="P4"/>
              <text:p text:style-name="P4"><text:span text:style-name="Source_20_Text">void loop() {</text:span></text:p>
              <text:p text:style-name="P4"><text:span text:style-name="Source_20_Text"><text:s text:c="2"/>Serial1.print("print something");//send something to the serial enabled LCD</text:span></text:p>
              <text:p text:style-name="P4"><text:span text:style-name="Source_20_Text"><text:s text:c="2"/>delay(50);</text:span></text:p>
              <text:p text:style-name="P5"><text:span text:style-name="Source_20_Text">}</text:span></text:p>
            </text:list-item>
          </text:list>
        </text:section>
        <text:section text:style-name="Sect1" text:name="comment-5640e853757b7f6a788b4567">
          <text:list xml:id="list164761208801814" text:continue-numbering="true" text:style-name="L5">
            <text:list-item>
              <text:p text:style-name="P15"><draw:frame draw:style-name="fr1" draw:name="Image3" text:anchor-type="as-char" svg:width="0.3126in" svg:height="0.3126in" draw:z-index="2"><draw:image xlink:href="Pictures/100000000000001E0000001EE929387695625DB7.jpg" xlink:type="simple" xlink:show="embed" xlink:actuate="onLoad" draw:mime-type="image/jpeg"/></draw:frame><text:s/></text:p>
              <text:p text:style-name="P16"><text:a xlink:type="simple" xlink:href="https://web.archive.org/web/20170901100519/https://www.sparkfun.com/users/246363" text:style-name="Internet_20_link" text:visited-style-name="Visited_20_Internet_20_Link">bboyho</text:a> / <text:a xlink:type="simple" xlink:href="https://web.archive.org/web/20170901100519/https://www.sparkfun.com/tutorials/246#comment-5640e853757b7f6a788b4567" text:style-name="Internet_20_link" text:visited-style-name="Visited_20_Internet_20_Link">about 2 years ago</text:a> * / <text:bookmark text:name="comment-rating-5640e853757b7f6a788b4567"/>4 / </text:p>
              <text:p text:style-name="P16"><text:span text:style-name="Strong_20_Emphasis">——————– Additional Tech Support Tips/Troubleshooting/Common Issues ——————–</text:span></text:p>
              <text:p text:style-name="P16"><text:span text:style-name="Strong_20_Emphasis">Extended Command 0x0C</text:span></text:p>
              <text:p text:style-name="P16">By testing the extended LCD command 0x0C, the command used all three of the commands:</text:p>
              <text:p text:style-name="P4"><text:span text:style-name="Source_20_Text">Turn visual display on</text:span></text:p>
              <text:p text:style-name="P4"><text:span text:style-name="Source_20_Text">Underline cursor off</text:span></text:p>
              <text:p text:style-name="P5"><text:span text:style-name="Source_20_Text">Blinking box cursor off</text:span></text:p>
              <text:p text:style-name="P16">So if I had the cursor/blinking box on and turned the visual display off, the cursor/blinking box would not remain on after after issuing the 0xFE command and 0x0C value to turn the screen back on.</text:p>
              <text:p text:style-name="P16"><text:span text:style-name="Strong_20_Emphasis">Changing Width and Character Lines</text:span></text:p>
              <text:p text:style-name="P16">There is some code listed in this example [ <text:a xlink:type="simple" xlink:href="https://web.archive.org/web/20170901100519/https://github.com/bboyho/SerLCD/blob/master/Arduino/SerLCD_Arduino_Example_v3/SerLCD_Arduino_Example_v3.ino#L66" text:style-name="Internet_20_link" text:visited-style-name="Visited_20_Internet_20_Link">https://github.com/bboyho/SerLCD/blob/master/Arduino/SerLCD_Arduino_Example_v3/SerLCD_Arduino_Example_v3.ino#L66</text:a> ] based on the datasheet to configure the serial enabled LCD.</text:p>
              <text:p text:style-name="P16"><text:soft-page-break/><text:span text:style-name="Strong_20_Emphasis">Creating Custom Characters/ User Defined Graphics</text:span></text:p>
              <text:p text:style-name="P16">If you would like to create a custom character, you would need to send a command byte before controlling the individual pixels in the character square.</text:p>
              <text:p text:style-name="P16">Try looking at the forums and datasheet for the LCD for more information:</text:p>
              <text:p text:style-name="P16"><text:span text:style-name="Emphasis">Resources</text:span></text:p>
              <text:p text:style-name="P16">HD44780 <text:a xlink:type="simple" xlink:href="https://web.archive.org/web/20170901100519/https://www.sparkfun.com/datasheets/LCD/HD44780.pdf" text:style-name="Internet_20_link" text:visited-style-name="Visited_20_Internet_20_Link">https://www.sparkfun.com/datasheets/LCD/HD44780.pdf</text:a></text:p>
              <text:p text:style-name="P16">HD44780 LCD User-Defined Graphics: <text:a xlink:type="simple" xlink:href="https://web.archive.org/web/20170901100519/http://www.quinapalus.com/hd44780udg.html" text:style-name="Internet_20_link" text:visited-style-name="Visited_20_Internet_20_Link">http://www.quinapalus.com/hd44780udg.html</text:a></text:p>
              <text:p text:style-name="P16">SparkFun Forums: Custom Characters on the Serial Enabled LCD Backpack <text:a xlink:type="simple" xlink:href="https://web.archive.org/web/20170901100519/https://forum.sparkfun.com/viewtopic.php?f=14&amp;t=29564" text:style-name="Internet_20_link" text:visited-style-name="Visited_20_Internet_20_Link">https://forum.sparkfun.com/viewtopic.php?f=14&amp;t=29564</text:a></text:p>
              <text:p text:style-name="P16">Arduino Forums: <text:a xlink:type="simple" xlink:href="https://web.archive.org/web/20170901100519/http://forum.arduino.cc/index.php?topic=19091.msg139423#msg139423" text:style-name="Internet_20_link" text:visited-style-name="Visited_20_Internet_20_Link">http://forum.arduino.cc/index.php?topic=19091.msg139423#msg139423</text:a></text:p>
              <text:p text:style-name="P16"><text:span text:style-name="Strong_20_Emphasis">Arduino Due and Software Serial with Serial Enabled LCD</text:span></text:p>
              <text:p text:style-name="P16">Unfortunately, you are not able to use the serial enabled LCDs with an Arduino Due due the differences in how change interrupts are used for the ARM processor. The software serial library is not included in the Arduino Due’s tree =&gt; <text:a xlink:type="simple" xlink:href="https://web.archive.org/web/20170901100519/http://forum.arduino.cc/index.php?topic=142902.0" text:style-name="Internet_20_link" text:visited-style-name="Visited_20_Internet_20_Link">http://forum.arduino.cc/index.php?topic=142902.0</text:a> .</text:p>
              <text:p text:style-name="P16"><text:span text:style-name="Strong_20_Emphasis">Old v2.5 Datasheet</text:span></text:p>
              <text:p text:style-name="P16">The old datasheet for the serial enabled backpacks can be found here =&gt; <text:a xlink:type="simple" xlink:href="https://web.archive.org/web/20170901100519/https://www.sparkfun.com/datasheets/LCD/SerLCD_V2_5.PDF" text:style-name="Internet_20_link" text:visited-style-name="Visited_20_Internet_20_Link">https://www.sparkfun.com/datasheets/LCD/SerLCD_V2_5.PDF</text:a> .</text:p>
            </text:list-item>
          </text:list>
        </text:section>
        <text:section text:style-name="Sect1" text:name="comment-57722626ce395f64678b4567">
          <text:list xml:id="list164760754028704" text:continue-numbering="true" text:style-name="L5">
            <text:list-item>
              <text:list>
                <text:list-item>
                  <text:p text:style-name="P16"><text:a xlink:type="simple" xlink:href="https://web.archive.org/web/20170901100519/https://www.sparkfun.com/users/820509" text:style-name="Internet_20_link" text:visited-style-name="Visited_20_Internet_20_Link">Member #820509</text:a> / <text:a xlink:type="simple" xlink:href="https://web.archive.org/web/20170901100519/https://www.sparkfun.com/tutorials/246#comment-57722626ce395f64678b4567" text:style-name="Internet_20_link" text:visited-style-name="Visited_20_Internet_20_Link">about a year ago</text:a> / <text:bookmark text:name="comment-rating-57722626ce395f64678b4567"/>1 </text:p>
                  <text:p text:style-name="P16">Hello some answers to your due’s trouble :</text:p>
                  <text:p text:style-name="P16">I’ve been working for two years with the serial lcd module. You will find the arduino librairie suited to due, uno and mega on www.altituduino.xyz on download zone</text:p>
                  <text:p text:style-name="P16">regards</text:p>
                </text:list-item>
              </text:list>
            </text:list-item>
          </text:list>
        </text:section>
        <text:list xml:id="list164759387071271" text:continue-numbering="true" text:style-name="L5">
          <text:list-item>
            <text:list>
              <text:list-item>
                <text:p text:style-name="P15"/>
              </text:list-item>
            </text:list>
          </text:list-item>
        </text:list>
        <text:section text:style-name="Sect1" text:name="comment-54352d9d757b7fa76d8b4568">
          <text:list xml:id="list164760424047072" text:continue-numbering="true" text:style-name="L5">
            <text:list-item>
              <text:p text:style-name="P16"><text:a xlink:type="simple" xlink:href="https://web.archive.org/web/20170901100519/https://www.sparkfun.com/users/523181" text:style-name="Internet_20_link" text:visited-style-name="Visited_20_Internet_20_Link">Member #523181</text:a> / <text:a xlink:type="simple" xlink:href="https://web.archive.org/web/20170901100519/https://www.sparkfun.com/tutorials/246#comment-54352d9d757b7fa76d8b4568" text:style-name="Internet_20_link" text:visited-style-name="Visited_20_Internet_20_Link">about 3 years ago</text:a> / <text:bookmark text:name="comment-rating-54352d9d757b7fa76d8b4568"/>2 </text:p>
              <text:p text:style-name="P16">How do I set the cursor position on a 20x4 LCD? Anyone who know the correct decimals to send please help me.</text:p>
            </text:list-item>
          </text:list>
        </text:section>
        <text:section text:style-name="Sect1" text:name="comment-54355c80ce395f9c658b4569">
          <text:list xml:id="list164759854578198" text:continue-numbering="true" text:style-name="L5">
            <text:list-item>
              <text:list>
                <text:list-item>
                  <text:p text:style-name="P16"><text:a xlink:type="simple" xlink:href="https://web.archive.org/web/20170901100519/https://www.sparkfun.com/users/140948" text:style-name="Internet_20_link" text:visited-style-name="Visited_20_Internet_20_Link">RobotRacer</text:a> / <text:a xlink:type="simple" xlink:href="https://web.archive.org/web/20170901100519/https://www.sparkfun.com/tutorials/246#comment-54355c80ce395f9c658b4569" text:style-name="Internet_20_link" text:visited-style-name="Visited_20_Internet_20_Link">about 3 years ago</text:a> / <text:bookmark text:name="comment-rating-54355c80ce395f9c658b4569"/>1 </text:p>
                  <text:p text:style-name="P16">I have the exact same question</text:p>
                </text:list-item>
              </text:list>
            </text:list-item>
          </text:list>
        </text:section>
        <text:list xml:id="list164760746816878" text:continue-numbering="true" text:style-name="L5">
          <text:list-item>
            <text:list>
              <text:list-item>
                <text:p text:style-name="P15"/>
              </text:list-item>
            </text:list>
          </text:list-item>
        </text:list>
        <text:section text:style-name="Sect1" text:name="comment-52249fd0757b7fd9488b4567">
          <text:list xml:id="list164759790448391" text:continue-numbering="true" text:style-name="L5">
            <text:list-item>
              <text:p text:style-name="P16"><text:a xlink:type="simple" xlink:href="https://web.archive.org/web/20170901100519/https://www.sparkfun.com/users/459779" text:style-name="Internet_20_link" text:visited-style-name="Visited_20_Internet_20_Link">Member #459779</text:a> / <text:a xlink:type="simple" xlink:href="https://web.archive.org/web/20170901100519/https://www.sparkfun.com/tutorials/246#comment-52249fd0757b7fd9488b4567" text:style-name="Internet_20_link" text:visited-style-name="Visited_20_Internet_20_Link">about 4 years ago</text:a> / <text:bookmark text:name="comment-rating-52249fd0757b7fd9488b4567"/>2 </text:p>
              <text:p text:style-name="P16"><text:soft-page-break/>After sending the special command 124 and then 128-157 to adjust the brightness, you ’ll have to wait half a second to let the display settle. It isn’t mentioned in the LCD datasheet. Maybe other special commands 124 need this pause too.</text:p>
            </text:list-item>
          </text:list>
        </text:section>
        <text:section text:style-name="Sect1" text:name="comment-54d04efd757b7f93028b4567">
          <text:list xml:id="list164759650655059" text:continue-numbering="true" text:style-name="L5">
            <text:list-item>
              <text:list>
                <text:list-item>
                  <text:p text:style-name="P15"><draw:frame draw:style-name="fr1" draw:name="Image4" text:anchor-type="as-char" svg:width="0.3126in" svg:height="0.3126in" draw:z-index="3"><draw:image xlink:href="Pictures/100000000000001E0000001EF3A091347F343219.jpg" xlink:type="simple" xlink:show="embed" xlink:actuate="onLoad" draw:mime-type="image/jpeg"/></draw:frame><text:s/></text:p>
                  <text:p text:style-name="P16"><text:a xlink:type="simple" xlink:href="https://web.archive.org/web/20170901100519/https://www.sparkfun.com/users/282671" text:style-name="Internet_20_link" text:visited-style-name="Visited_20_Internet_20_Link">Alfredomova</text:a> / <text:a xlink:type="simple" xlink:href="https://web.archive.org/web/20170901100519/https://www.sparkfun.com/tutorials/246#comment-54d04efd757b7f93028b4567" text:style-name="Internet_20_link" text:visited-style-name="Visited_20_Internet_20_Link">about 3 years ago</text:a> / <text:bookmark text:name="comment-rating-54d04efd757b7f93028b4567"/>1 </text:p>
                  <text:p text:style-name="P16">yes! you’re right! without delay(1000); the displays goes all dark and no text is shown! thank you!</text:p>
                </text:list-item>
              </text:list>
            </text:list-item>
          </text:list>
        </text:section>
        <text:list xml:id="list164760399027556" text:continue-numbering="true" text:style-name="L5">
          <text:list-item>
            <text:list>
              <text:list-item>
                <text:p text:style-name="P15"/>
              </text:list-item>
            </text:list>
          </text:list-item>
        </text:list>
        <text:section text:style-name="Sect1" text:name="comment-553d5ff5757b7f0b678b4567">
          <text:list xml:id="list164759973916936" text:continue-numbering="true" text:style-name="L5">
            <text:list-item>
              <text:p text:style-name="P15"><draw:frame draw:style-name="fr1" draw:name="Image5" text:anchor-type="as-char" svg:width="0.3126in" svg:height="0.3126in" draw:z-index="4"><draw:image xlink:href="Pictures/100000000000001E0000001E97993D3012701C53.jpg" xlink:type="simple" xlink:show="embed" xlink:actuate="onLoad" draw:mime-type="image/jpeg"/></draw:frame><text:s/></text:p>
              <text:p text:style-name="P16"><text:a xlink:type="simple" xlink:href="https://web.archive.org/web/20170901100519/https://www.sparkfun.com/users/34212" text:style-name="Internet_20_link" text:visited-style-name="Visited_20_Internet_20_Link">RocketGuy</text:a> / <text:a xlink:type="simple" xlink:href="https://web.archive.org/web/20170901100519/https://www.sparkfun.com/tutorials/246#comment-553d5ff5757b7f0b678b4567" text:style-name="Internet_20_link" text:visited-style-name="Visited_20_Internet_20_Link">about 2 years ago</text:a> / <text:bookmark text:name="comment-rating-553d5ff5757b7f0b678b4567"/>1 </text:p>
              <text:p text:style-name="P16">Does anybody know if one can bodge this together with lcdproc without herculean effort? I expect to be using a usb/serial adapter, motherboards being sans serial these days.</text:p>
            </text:list-item>
          </text:list>
        </text:section>
        <text:section text:style-name="Sect1" text:name="comment-554acf01ce395f891e8b4567">
          <text:list xml:id="list164761068181661" text:continue-numbering="true" text:style-name="L5">
            <text:list-item>
              <text:list>
                <text:list-item>
                  <text:p text:style-name="P15"><draw:frame draw:style-name="fr1" draw:name="Image6" text:anchor-type="as-char" svg:width="0.3126in" svg:height="0.3126in" draw:z-index="5"><draw:image xlink:href="Pictures/100000000000001E0000001E4CEF865C8C055654.jpg" xlink:type="simple" xlink:show="embed" xlink:actuate="onLoad" draw:mime-type="image/jpeg"/></draw:frame><text:s/></text:p>
                  <text:p text:style-name="P16"><text:a xlink:type="simple" xlink:href="https://web.archive.org/web/20170901100519/https://www.sparkfun.com/users/7185" text:style-name="Internet_20_link" text:visited-style-name="Visited_20_Internet_20_Link">Nate</text:a> / <text:a xlink:type="simple" xlink:href="https://web.archive.org/web/20170901100519/https://www.sparkfun.com/tutorials/246#comment-554acf01ce395f891e8b4567" text:style-name="Internet_20_link" text:visited-style-name="Visited_20_Internet_20_Link">about 2 years ago</text:a> / <text:bookmark text:name="comment-rating-554acf01ce395f891e8b4567"/>1 </text:p>
                  <text:p text:style-name="P16">Hmm. It should really only require an <text:a xlink:type="simple" xlink:href="https://web.archive.org/web/20170901100519/https://www.sparkfun.com/products/9716" text:style-name="Internet_20_link" text:visited-style-name="Visited_20_Internet_20_Link">FTDI breakout</text:a>, some <text:a xlink:type="simple" xlink:href="https://web.archive.org/web/20170901100519/https://www.sparkfun.com/products/12795" text:style-name="Internet_20_link" text:visited-style-name="Visited_20_Internet_20_Link">jumper wires</text:a>, and a <text:a xlink:type="simple" xlink:href="https://web.archive.org/web/20170901100519/https://www.sparkfun.com/products/9146" text:style-name="Internet_20_link" text:visited-style-name="Visited_20_Internet_20_Link">screw driver</text:a>.</text:p>
                </text:list-item>
              </text:list>
            </text:list-item>
          </text:list>
        </text:section>
        <text:list xml:id="list164759951489306" text:continue-numbering="true" text:style-name="L5">
          <text:list-item>
            <text:list>
              <text:list-item>
                <text:p text:style-name="P15"/>
              </text:list-item>
            </text:list>
          </text:list-item>
        </text:list>
        <text:section text:style-name="Sect1" text:name="comment-542dc639ce395ffe538b456b">
          <text:list xml:id="list164760223430985" text:continue-numbering="true" text:style-name="L5">
            <text:list-item>
              <text:p text:style-name="P16"><text:a xlink:type="simple" xlink:href="https://web.archive.org/web/20170901100519/https://www.sparkfun.com/users/508423" text:style-name="Internet_20_link" text:visited-style-name="Visited_20_Internet_20_Link">Member #508423</text:a> / <text:a xlink:type="simple" xlink:href="https://web.archive.org/web/20170901100519/https://www.sparkfun.com/tutorials/246#comment-542dc639ce395ffe538b456b" text:style-name="Internet_20_link" text:visited-style-name="Visited_20_Internet_20_Link">about 3 years ago</text:a> / <text:bookmark text:name="comment-rating-542dc639ce395ffe538b456b"/>1 </text:p>
              <text:p text:style-name="P16">I hooked up the LCD display to an Arduino 2560. Every time I reprogrammed the 2560 through the USB the LCD would print garbage. Finally, after a couple of time I reprogrammed the 2560, the LCD would dim. To get it back to the right light level, I had to write the command to bring the light level up. Otherwise, it would stay at that level even after recycling power.</text:p>
              <text:p text:style-name="P16">After reprogramming the 2560 a few more times, My character map changed. It looked like it went to a 20 character display or something. I tried resetting it back to the 16x2 by sending the 124 command then sending a 4. But that didn’t work. Does anyone out there know how to reset this device back to its normal parameters?</text:p>
            </text:list-item>
          </text:list>
        </text:section>
        <text:section text:style-name="Sect1" text:name="comment-53d2c58f757b7fbf318b4567">
          <text:list xml:id="list164759618997206" text:continue-numbering="true" text:style-name="L5">
            <text:list-item>
              <text:p text:style-name="P16"><text:a xlink:type="simple" xlink:href="https://web.archive.org/web/20170901100519/https://www.sparkfun.com/users/562224" text:style-name="Internet_20_link" text:visited-style-name="Visited_20_Internet_20_Link">Member #562224</text:a> / <text:a xlink:type="simple" xlink:href="https://web.archive.org/web/20170901100519/https://www.sparkfun.com/tutorials/246#comment-53d2c58f757b7fbf318b4567" text:style-name="Internet_20_link" text:visited-style-name="Visited_20_Internet_20_Link">about 3 years ago</text:a> / <text:bookmark text:name="comment-rating-53d2c58f757b7fbf318b4567"/>1 </text:p>
              <text:p text:style-name="P16">If you have a MEGA 2560, be advised that the SoftwareSerial.h library indicates that pin 2 (as used in the example code above) is not supported for RX. You must use one of the viable pins. I used Digital Pin 10 and was successful.</text:p>
              <text:p text:style-name="P16">http://arduino.cc/en/Reference/SoftwareSerial</text:p>
              <text:p text:style-name="P16">Not all pins on the Mega and Mega 2560 support change interrupts, so only the following can be used for RX: 10, 11, 12, 13, 14, 15, 50, 51, 52, 53, A8 (62), A9 (63), A10 (64), A11 (65), A12 (66), A13 (67), A14 (68), A15 (69).</text:p>
              <text:p text:style-name="P16"><text:soft-page-break/>Not all pins on the Leonardo support change interrupts, so only the following can be used for RX: 8, 9, 10, 11, 14 (MISO), 15 (SCK), 16 (MOSI).</text:p>
            </text:list-item>
          </text:list>
        </text:section>
        <text:section text:style-name="Sect1" text:name="comment-53d2da0ece395fcc4d8b4567">
          <text:list xml:id="list164759620881743" text:continue-numbering="true" text:style-name="L5">
            <text:list-item>
              <text:list>
                <text:list-item>
                  <text:p text:style-name="P15"><draw:frame draw:style-name="fr1" draw:name="Image7" text:anchor-type="as-char" svg:width="0.3126in" svg:height="0.3126in" draw:z-index="6"><draw:image xlink:href="Pictures/100000010000001E0000001EFC499B0266735CB2.png" xlink:type="simple" xlink:show="embed" xlink:actuate="onLoad" draw:mime-type="image/png"/></draw:frame><text:s/></text:p>
                  <text:p text:style-name="P16"><text:a xlink:type="simple" xlink:href="https://web.archive.org/web/20170901100519/https://www.sparkfun.com/users/150033" text:style-name="Internet_20_link" text:visited-style-name="Visited_20_Internet_20_Link">M-Short</text:a> / <text:a xlink:type="simple" xlink:href="https://web.archive.org/web/20170901100519/https://www.sparkfun.com/tutorials/246#comment-53d2da0ece395fcc4d8b4567" text:style-name="Internet_20_link" text:visited-style-name="Visited_20_Internet_20_Link">about 3 years ago</text:a> / <text:bookmark text:name="comment-rating-53d2da0ece395fcc4d8b4567"/>1 </text:p>
                  <text:p text:style-name="P16">Also, keep in mind that you shouldn’t need software serial on either of those boards. The code uses software serial because the only serial pins on the ATMega328 based boards are the ones connected to the USB port. The Mega2560 has 4 serial ports and the Leonardo has 1 serial port which is separate from USB. In both cases you should be able to use Serial1 instead of software serial.</text:p>
                </text:list-item>
              </text:list>
            </text:list-item>
          </text:list>
        </text:section>
        <text:list xml:id="list164761414456250" text:continue-numbering="true" text:style-name="L5">
          <text:list-item>
            <text:list>
              <text:list-item>
                <text:p text:style-name="P15"/>
              </text:list-item>
            </text:list>
          </text:list-item>
        </text:list>
        <text:section text:style-name="Sect1" text:name="comment-527e724fce395fda1f8b4567">
          <text:list xml:id="list164760460927462" text:continue-numbering="true" text:style-name="L5">
            <text:list-item>
              <text:p text:style-name="P16"><text:a xlink:type="simple" xlink:href="https://web.archive.org/web/20170901100519/https://www.sparkfun.com/users/163065" text:style-name="Internet_20_link" text:visited-style-name="Visited_20_Internet_20_Link">ramezc</text:a> / <text:a xlink:type="simple" xlink:href="https://web.archive.org/web/20170901100519/https://www.sparkfun.com/tutorials/246#comment-527e724fce395fda1f8b4567" text:style-name="Internet_20_link" text:visited-style-name="Visited_20_Internet_20_Link">about 4 years ago</text:a> * / <text:bookmark text:name="comment-rating-527e724fce395fda1f8b4567"/>1 </text:p>
              <text:p text:style-name="P16">Hi, have this 16x2 LCD. Works fine once I have disconnected and reconnected ground. pressing reset button on arduino or unpowering arduino freezes the lcd on the next run….. only re-work once i have disconnected and reconnected lcd ground (thus each time I m loosing the first commands of my program, until i have done this ground unplug/plug) . FYI, I m waiting half a second after my setup and any special command sent to the lcd… anyone knows what is going wrong tks for help</text:p>
            </text:list-item>
          </text:list>
        </text:section>
        <text:section text:style-name="Sect1" text:name="comment-52559ec3757b7f8b6f8b4568">
          <text:list xml:id="list164761422344050" text:continue-numbering="true" text:style-name="L5">
            <text:list-item>
              <text:p text:style-name="P16"><text:a xlink:type="simple" xlink:href="https://web.archive.org/web/20170901100519/https://www.sparkfun.com/users/456098" text:style-name="Internet_20_link" text:visited-style-name="Visited_20_Internet_20_Link">Member #456098</text:a> / <text:a xlink:type="simple" xlink:href="https://web.archive.org/web/20170901100519/https://www.sparkfun.com/tutorials/246#comment-52559ec3757b7f8b6f8b4568" text:style-name="Internet_20_link" text:visited-style-name="Visited_20_Internet_20_Link">about 4 years ago</text:a> / <text:bookmark text:name="comment-rating-52559ec3757b7f8b6f8b4568"/>1 </text:p>
              <text:p text:style-name="P16">This may be a stupid question, probably is. I just got an Mp3- Player shield, which I’m using with an Arduino Uno R3. Where exactly do I connect the LCD’s RX pin to?</text:p>
              <text:p text:style-name="P16">Any help would be very appreciated!</text:p>
            </text:list-item>
          </text:list>
        </text:section>
        <text:section text:style-name="Sect1" text:name="comment-52c871c1ce395fb63a8b4567">
          <text:list xml:id="list164759887686897" text:continue-numbering="true" text:style-name="L5">
            <text:list-item>
              <text:list>
                <text:list-item>
                  <text:p text:style-name="P16"><text:a xlink:type="simple" xlink:href="https://web.archive.org/web/20170901100519/https://www.sparkfun.com/users/478170" text:style-name="Internet_20_link" text:visited-style-name="Visited_20_Internet_20_Link">gremlin88</text:a> / <text:a xlink:type="simple" xlink:href="https://web.archive.org/web/20170901100519/https://www.sparkfun.com/tutorials/246#comment-52c871c1ce395fb63a8b4567" text:style-name="Internet_20_link" text:visited-style-name="Visited_20_Internet_20_Link">about 4 years ago</text:a> / <text:bookmark text:name="comment-rating-52c871c1ce395fb63a8b4567"/>1 </text:p>
                  <text:p text:style-name="P16">Any pin not being used by the shield. Check the code to find these.</text:p>
                </text:list-item>
              </text:list>
            </text:list-item>
          </text:list>
        </text:section>
        <text:list xml:id="list164761296712187" text:continue-numbering="true" text:style-name="L5">
          <text:list-item>
            <text:list>
              <text:list-item>
                <text:p text:style-name="P15"/>
              </text:list-item>
            </text:list>
          </text:list-item>
        </text:list>
        <text:section text:style-name="Sect1" text:name="comment-4f81d630757b7fc63e000000">
          <text:list xml:id="list164761394656115" text:continue-numbering="true" text:style-name="L5">
            <text:list-item>
              <text:p text:style-name="P16"><text:a xlink:type="simple" xlink:href="https://web.archive.org/web/20170901100519/https://www.sparkfun.com/users/184127" text:style-name="Internet_20_link" text:visited-style-name="Visited_20_Internet_20_Link">Member #184127</text:a> / <text:a xlink:type="simple" xlink:href="https://web.archive.org/web/20170901100519/https://www.sparkfun.com/tutorials/246#comment-4f81d630757b7fc63e000000" text:style-name="Internet_20_link" text:visited-style-name="Visited_20_Internet_20_Link">about 5 years ago</text:a> / <text:bookmark text:name="comment-rating-4f81d630757b7fc63e000000"/>1 </text:p>
              <text:p text:style-name="P16">Is there a command to make the text displayed scroll or must it be done manually?</text:p>
            </text:list-item>
          </text:list>
        </text:section>
        <text:section text:style-name="Sect1" text:name="comment-4eaad858757b7fd35100b4d6">
          <text:list xml:id="list164759734588631" text:continue-numbering="true" text:style-name="L5">
            <text:list-item>
              <text:p text:style-name="P16"><text:a xlink:type="simple" xlink:href="https://web.archive.org/web/20170901100519/https://www.sparkfun.com/users/251374" text:style-name="Internet_20_link" text:visited-style-name="Visited_20_Internet_20_Link">N00b_Programmer</text:a> / <text:a xlink:type="simple" xlink:href="https://web.archive.org/web/20170901100519/https://www.sparkfun.com/tutorials/246#comment-4eaad858757b7fd35100b4d6" text:style-name="Internet_20_link" text:visited-style-name="Visited_20_Internet_20_Link">about 6 years ago</text:a> / <text:bookmark text:name="comment-rating-4eaad858757b7fd35100b4d6"/>1 </text:p>
              <text:p text:style-name="P16">I have ported LiquidCrystal library for use with the serial LCD you can look at my code here. Still working on finishing all the documentation. But putting up for now hopefully someone will find it usefull.<text:line-break/>http://arduino.cc/playground/Code/SerLCD<text:line-break/>-Thanks</text:p>
            </text:list-item>
          </text:list>
        </text:section>
        <text:section text:style-name="Sect1" text:name="comment-4eaad857757b7fd35100af83">
          <text:list xml:id="list164760593111221" text:continue-numbering="true" text:style-name="L5">
            <text:list-item>
              <text:p text:style-name="P16"><text:a xlink:type="simple" xlink:href="https://web.archive.org/web/20170901100519/https://www.sparkfun.com/users/215251" text:style-name="Internet_20_link" text:visited-style-name="Visited_20_Internet_20_Link">Member #215251</text:a> / <text:a xlink:type="simple" xlink:href="https://web.archive.org/web/20170901100519/https://www.sparkfun.com/tutorials/246#comment-4eaad857757b7fd35100af83" text:style-name="Internet_20_link" text:visited-style-name="Visited_20_Internet_20_Link">about 6 years ago</text:a> / <text:bookmark text:name="comment-rating-4eaad857757b7fd35100af83"/>1 </text:p>
              <text:p text:style-name="P16">You use the newsoftserial library, but you don’t elaborate. For those that want the library to make the examples work it is at:<text:line-break/><text:soft-page-break/>http://arduiniana.org/libraries/newsoftserial/<text:line-break/>You have to download and extract it to your arduino/libraries directory.<text:line-break/>I was able to get it working relatively easily after soldering 22 wire to the RX,GND, and VDD. You include a cable but that was not very good as it had to be tined so not good with a breadboard. If you are going to include a cable make it one that works with a breadboard then the experts can just cut it but the newbs can still play.<text:line-break/>I had to figure out the pin setup by looking at the sketches though.<text:line-break/>I think you should mention the lib you are using, how to download and install it, where to find it, etc if you plan on using non-standard install libs.<text:line-break/>Otherwise great product! It works fabulously.</text:p>
            </text:list-item>
          </text:list>
        </text:section>
        <text:section text:style-name="Sect1" text:name="comment-50ff57f6ce395fc647000001">
          <text:list xml:id="list164760387709596" text:continue-numbering="true" text:style-name="L5">
            <text:list-item>
              <text:list>
                <text:list-item>
                  <text:p text:style-name="P16"><text:a xlink:type="simple" xlink:href="https://web.archive.org/web/20170901100519/https://www.sparkfun.com/users/398474" text:style-name="Internet_20_link" text:visited-style-name="Visited_20_Internet_20_Link">NICK.KEEPER</text:a> / <text:a xlink:type="simple" xlink:href="https://web.archive.org/web/20170901100519/https://www.sparkfun.com/tutorials/246#comment-50ff57f6ce395fc647000001" text:style-name="Internet_20_link" text:visited-style-name="Visited_20_Internet_20_Link">about 5 years ago</text:a> / <text:bookmark text:name="comment-rating-50ff57f6ce395fc647000001"/>1 </text:p>
                  <text:p text:style-name="P16">as of 1.0 this is a part of the core, no need to download a library so long as you are using 1.0 or above.</text:p>
                </text:list-item>
              </text:list>
            </text:list-item>
          </text:list>
        </text:section>
        <text:section text:style-name="Sect1" text:name="comment-4f177ad7ce395f9645000000">
          <text:list xml:id="list164761460078075" text:continue-numbering="true" text:style-name="L5">
            <text:list-item>
              <text:list>
                <text:list-item>
                  <text:p text:style-name="P15"><draw:frame draw:style-name="fr1" draw:name="Image8" text:anchor-type="as-char" svg:width="0.3126in" svg:height="0.3126in" draw:z-index="7"><draw:image xlink:href="Pictures/100000000000001E0000001E3CAE4BB158F6ABE5.jpg" xlink:type="simple" xlink:show="embed" xlink:actuate="onLoad" draw:mime-type="image/jpeg"/></draw:frame><text:s/></text:p>
                  <text:p text:style-name="P16"><text:a xlink:type="simple" xlink:href="https://web.archive.org/web/20170901100519/https://www.sparkfun.com/users/134919" text:style-name="Internet_20_link" text:visited-style-name="Visited_20_Internet_20_Link">MikeGrusin</text:a> / <text:a xlink:type="simple" xlink:href="https://web.archive.org/web/20170901100519/https://www.sparkfun.com/tutorials/246#comment-4f177ad7ce395f9645000000" text:style-name="Internet_20_link" text:visited-style-name="Visited_20_Internet_20_Link">about 6 years ago</text:a> * / <text:bookmark text:name="comment-rating-4f177ad7ce395f9645000000"/>1 </text:p>
                  <text:p text:style-name="P16">Thanks for the comments! We’ve updated the example sketches with more information about retrieving the required library (sorry about that, we use it so often we forgot that not everyone does), and created new examples for Arduino 1.0 (which has adopted NewSoftSerial as the default SoftwareSerial library).</text:p>
                </text:list-item>
              </text:list>
            </text:list-item>
          </text:list>
        </text:section>
        <text:list xml:id="list164759493625638" text:continue-numbering="true" text:style-name="L5">
          <text:list-item>
            <text:list>
              <text:list-item>
                <text:p text:style-name="P16"/>
              </text:list-item>
            </text:list>
          </text:list-item>
        </text:list>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6:00:45.346769054</meta:creation-date>
    <dc:date>2023-12-04T16:47:59.011667891</dc:date>
    <meta:editing-duration>PT37M3S</meta:editing-duration>
    <meta:editing-cycles>1</meta:editing-cycles>
    <meta:document-statistic meta:table-count="2" meta:image-count="8" meta:object-count="0" meta:page-count="13" meta:paragraph-count="333" meta:word-count="4246" meta:character-count="24370" meta:non-whitespace-character-count="20413"/>
    <meta:generator>LibreOffice/7.3.7.2$Linux_X86_64 LibreOffice_project/30$Build-2</meta:generator>
  </office:meta>
</office:document-meta>
</file>